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7D047BC39E5.png" manifest:media-type="image/png"/>
  <manifest:file-entry manifest:full-path="Pictures/100000010000047B0000025112C2B294.png" manifest:media-type="image/png"/>
  <manifest:file-entry manifest:full-path="Pictures/1000000100000780000001B20B879E86.png" manifest:media-type="image/png"/>
  <manifest:file-entry manifest:full-path="Pictures/100000010000074200000200E68323B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" style:family="graphic" style:parent-style-name="objectwithoutfill">
      <style:graphic-properties svg:stroke-width="0.203cm" draw:marker-start="Arrow" draw:marker-start-width="0.61cm" draw:marker-end="Arrow" draw:marker-end-width="0.61cm" draw:fill="none" draw:textarea-vertical-align="middle" fo:padding-top="0.226cm" fo:padding-bottom="0.226cm" fo:padding-left="0.351cm" fo:padding-right="0.351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7.939cm" svg:height="2.187cm" svg:x="15.556cm" svg:y="1.191cm">
          <draw:image xlink:href="Pictures/100000010000074200000200E68323BF.png" xlink:type="simple" xlink:show="embed" xlink:actuate="onLoad" draw:mime-type="image/png">
            <text:p/>
          </draw:image>
        </draw:frame>
        <draw:frame draw:style-name="gr1" draw:text-style-name="P1" xml:id="id3" draw:id="id3" draw:layer="layout" svg:width="6.126cm" svg:height="1.384cm" svg:x="10.7cm" svg:y="8.458cm">
          <draw:image xlink:href="Pictures/1000000100000780000001B20B879E86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6.969cm" svg:height="3.603cm" svg:x="6.031cm" svg:y="0.521cm">
          <draw:image xlink:href="Pictures/100000010000047B0000025112C2B294.png" xlink:type="simple" xlink:show="embed" xlink:actuate="onLoad" draw:mime-type="image/png">
            <text:p/>
          </draw:image>
        </draw:frame>
        <draw:frame draw:style-name="gr2" draw:text-style-name="P1" draw:layer="layout" svg:width="5.396cm" svg:height="5.396cm" svg:x="0.316cm" svg:y="0.203cm">
          <draw:image xlink:href="Pictures/10000001000007D0000007D047BC39E5.png" xlink:type="simple" xlink:show="embed" xlink:actuate="onLoad" draw:mime-type="image/png">
            <text:p/>
          </draw:image>
        </draw:frame>
        <draw:connector draw:style-name="gr3" draw:text-style-name="P1" draw:layer="layout" draw:type="line" svg:x1="13cm" svg:y1="2.322cm" svg:x2="15.556cm" svg:y2="2.284cm" draw:start-shape="id1" draw:start-glue-point="1" draw:end-shape="id2" draw:end-glue-point="3" svg:d="M13000 2322l2556-38" svg:viewBox="0 0 2557 39">
          <text:p/>
        </draw:connector>
        <draw:connector draw:style-name="gr3" draw:text-style-name="P1" draw:layer="layout" draw:type="line" svg:x1="13.763cm" svg:y1="8.458cm" svg:x2="19.525cm" svg:y2="3.378cm" draw:start-shape="id3" draw:start-glue-point="0" draw:end-shape="id2" draw:end-glue-point="2" svg:d="M13763 8458l5762-5080" svg:viewBox="0 0 5763 5081">
          <text:p/>
        </draw:connector>
        <draw:connector draw:style-name="gr3" draw:text-style-name="P1" draw:layer="layout" draw:type="line" svg:x1="13.763cm" svg:y1="8.458cm" svg:x2="9.515cm" svg:y2="4.124cm" draw:start-shape="id3" draw:start-glue-point="0" draw:end-shape="id1" draw:end-glue-point="2" svg:d="M13763 8458l-4248-4334" svg:viewBox="0 0 4249 4335">
          <text:p/>
        </draw:connector>
        <draw:frame draw:style-name="gr4" draw:text-style-name="P3" draw:layer="layout" svg:width="4.445cm" svg:height="1.673cm" svg:x="6.666cm" svg:y="5.601cm">
          <draw:text-box>
            <text:p text:style-name="P2">Edit roster entry</text:p>
          </draw:text-box>
        </draw:frame>
        <draw:frame draw:style-name="gr4" draw:text-style-name="P4" draw:layer="layout" svg:width="5.397cm" svg:height="1.673cm" svg:x="16.509cm" svg:y="5.601cm">
          <draw:text-box>
            <text:p text:style-name="P2">Poll for “LIKEs”<text:line-break/>+ Update topic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13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09:31:48.801901537</meta:creation-date>
    <dc:date>2024-11-14T18:03:19.461807659</dc:date>
    <meta:editing-duration>PT16M26S</meta:editing-duration>
    <meta:editing-cycles>4</meta:editing-cycles>
    <meta:generator>LibreOffice/24.2.6.2$Linux_X86_64 LibreOffice_project/420$Build-2</meta:generator>
    <meta:document-statistic meta:object-count="9"/>
  </office:meta>
</office:document-meta>
</file>